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03cm" svg:height="15.413cm" draw:transform="rotate (0.011344640137961) translate (4.659cm 2.642cm)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n</meta:initial-creator>
    <meta:creation-date>2021-02-26T11:40:58.81</meta:creation-date>
    <dc:date>2021-02-26T11:43:05.43</dc:date>
    <dc:creator>john n</dc:creator>
    <meta:editing-duration>PT2M8S</meta:editing-duration>
    <meta:editing-cycles>1</meta:editing-cycles>
    <meta:document-statistic meta:object-count="1"/>
    <meta:generator>OpenOffice/4.1.6$Win32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04cm" svg:height="15.414cm" xlink:href="." xlink:type="simple" chart:class="chart:line" chart:style-name="ch1">
        <chart:title svg:x="7.6cm" svg:y="0.444cm" chart:style-name="ch2">
          <text:p>Residential Price of 1 Sq. Metre</text:p>
        </chart:title>
        <chart:plot-area chart:style-name="ch3" chart:data-source-has-labels="both" svg:x="0.88cm" svg:y="2.147cm" svg:width="19.764cm" svg:height="11.951cm">
          <chartooo:coordinate-region svg:x="1.872cm" svg:y="2.359cm" svg:width="18.188cm" svg:height="11.066cm"/>
          <chart:axis chart:dimension="x" chart:name="primary-x" chart:style-name="ch4" chartooo:axis-type="auto">
            <chartooo:date-scale/>
            <chart:title svg:x="10.533cm" svg:y="14.407cm" chart:style-name="ch5">
              <text:p>Zl.</text:p>
            </chart:title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I 2018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II 2018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string">
                <text:p>III 2018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IV 2018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I 2019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II 2019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III 2019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IV 2019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I 2020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II 202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III 2020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string">
                <text:p>IV 2020</text:p>
              </table:table-cell>
              <table:table-cell office:value-type="float" office:value="5012">
                <text:p>5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